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IRBLHandler.service( ServiceManager serviceM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RBLHandler.setUriRblServer( Collection uriRb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RBLHandler.setDnsServer( DNSService dns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RBLHandler.onMessage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RBLHandler.getJunkHandlerData( SMTPSession s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URIRBLHandler.setGetDetail( boolean get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RBLHandler.setCheckAuthNetworks( boolean checkAuthNetwor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RBLHandler.scanMailForDomains( MimePart par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URIRBLHandler.check( SMTPSession sessio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URIRBLHandler.configure( Configuration arg0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